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3201" officeooo:paragraph-rsid="00053201"/>
    </style:style>
    <style:style style:name="P2" style:family="paragraph" style:parent-style-name="Standard">
      <style:text-properties officeooo:rsid="00053201" officeooo:paragraph-rsid="0006e224"/>
    </style:style>
    <style:style style:name="P3" style:family="paragraph" style:parent-style-name="Standard">
      <style:text-properties officeooo:rsid="0006e224" officeooo:paragraph-rsid="0006e224"/>
    </style:style>
    <style:style style:name="P4" style:family="paragraph" style:parent-style-name="Standard">
      <style:text-properties officeooo:rsid="0006e224" officeooo:paragraph-rsid="0006e224"/>
    </style:style>
    <style:style style:name="P5" style:family="paragraph" style:parent-style-name="Standard">
      <style:text-properties officeooo:rsid="0009dad6" officeooo:paragraph-rsid="0009dad6"/>
    </style:style>
    <style:style style:name="P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9dad6" officeooo:paragraph-rsid="0006e224"/>
    </style:style>
    <style:style style:name="T1" style:family="text">
      <style:text-properties officeooo:rsid="0006e2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 [] Base de données : création,</text:p>
      <text:p text:style-name="P1">- [] Controllers,</text:p>
      <text:p text:style-name="P1">- [] Services,</text:p>
      <text:p text:style-name="P1">- [] Forms.</text:p>
      <text:p text:style-name="P1"/>
      <text:p text:style-name="P1">- [] Routes 👍 </text:p>
      <text:p text:style-name="P1"><text:s text:c="6"/><text:tab/>- [] Home page ! Dans les Controllers,</text:p>
      <text:p text:style-name="P1"><text:s text:c="6"/><text:tab/>- [] Contact page with social networks ! Dans les Controllers,</text:p>
      <text:p text:style-name="P1"><text:s text:c="5"/><text:tab/> - [] Projects page (déjà fait) ! Dans les Controllers, </text:p>
      <text:p text:style-name="P1"><text:s text:c="6"/><text:tab/>- [] Projects page (déjà en cours) ! Dans les Controllers,</text:p>
      <text:p text:style-name="P1"><text:s text:c="6"/><text:tab/>- [] Projects page (déjà à faire) ! Dans les Controllers,</text:p>
      <text:p text:style-name="P1"><text:s text:c="6"/><text:tab/>- [] Forms page <text:s/>! Dans les Controllers,</text:p>
      <text:p text:style-name="P1"><text:s text:c="6"/><text:tab/>- [] User -&gt; inscription / connexion ! Dans les Controllers,</text:p>
      <text:p text:style-name="P1"/>
      <text:p text:style-name="P1">- [] Templates 👍 </text:p>
      <text:p text:style-name="P1"><text:s text:c="5"/><text:tab/>- [] Schémas papier du design des pages</text:p>
      <text:p text:style-name="P1"><text:s text:c="5"/><text:tab/>- [] Home page ! Twig,</text:p>
      <text:p text:style-name="P1"><text:s text:c="5"/><text:tab/>- [] Contact page with social networks ! Twig,</text:p>
      <text:p text:style-name="P1"><text:s text:c="4"/><text:tab/>- [] Projects page (déjà fait) ! Twig,</text:p>
      <text:p text:style-name="P1"><text:s text:c="5"/><text:tab/>- [] Projects page (déjà en cours) ! Twig VISIBLE UNIQUEMENT PAR LES ADMINS,</text:p>
      <text:p text:style-name="P1"><text:s text:c="5"/><text:tab/>- [] Projects page (déjà à faire) ! Twig VISIBLE UNIQUEMENT PAR LES ADMINS,</text:p>
      <text:p text:style-name="P1"><text:s text:c="5"/><text:tab/>- [] Forms page ! Twig,</text:p>
      <text:p text:style-name="P1"><text:s text:c="5"/><text:tab/>- [] User -&gt; inscription / connexion ! Twig (+security.yaml).</text:p>
      <text:p text:style-name="P1"/>
      <text:p text:style-name="P1"/>
      <text:p text:style-name="P3">- [] CSS pure <text:tab/>+ intégration dans le twig de base</text:p>
      <text:p text:style-name="P3"><text:tab/><text:tab/>+ intégration bootstrap dans le twig de base</text:p>
      <text:p text:style-name="P3"/>
      <text:p text:style-name="P3">- [] JS pure <text:tab/>+ intégration dans le twig de base</text:p>
      <text:p text:style-name="P3"><text:tab/><text:tab/>+ intégration bootstrap dans le twig de base</text:p>
      <text:p text:style-name="P3"/>
      <text:p text:style-name="P3"/>
      <text:p text:style-name="P1">- [] Contenu pure (Image + texte).</text:p>
      <text:p text:style-name="P2"><text:tab/><text:span text:style-name="T1">- [] Images</text:span></text:p>
      <text:p text:style-name="P3"><text:s/><text:tab/>- [] Texte</text:p>
      <text:p text:style-name="P3">- [] Contacts</text:p>
      <text:p text:style-name="P3"/>
      <text:p text:style-name="P3"/>
      <text:p text:style-name="P6"/>
      <text:p text:style-name="P5"/>
      <text:p text:style-name="P5">Pour les utilisateurs lambda :</text:p>
      <text:p text:style-name="P5"/>
      <text:p text:style-name="P5">Navbar : </text:p>
      <text:p text:style-name="P5"/>
      <text:p text:style-name="P5">Une page d’accueil <text:s/>BTN</text:p>
      <text:p text:style-name="P5">Une page avec les FabLabs → génération automatique de page FabLab BTN</text:p>
      <text:p text:style-name="P5">Une page avec les Projets fini pour les utilisateurs BTN</text:p>
      <text:p text:style-name="P5">Ajout d’une demande de projet BTN</text:p>
      <text:p text:style-name="P5"/>
      <text:p text:style-name="P5">En savoir plus : Page générique Projet show BTN dans la page projet</text:p>
      <text:p text:style-name="P5">En savoir plus : Page générique FabLab show BTN dans la page projet</text:p>
      <text:p text:style-name="P5">Barre de recherche qui permet de trouver un projet ou un Fablab</text:p>
      <text:p text:style-name="P5"><text:soft-page-break/>Connexion BTN</text:p>
      <text:p text:style-name="P5">Inscription BTN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55:04.601000000</meta:creation-date>
    <dc:date>2019-04-16T10:19:41.178000000</dc:date>
    <meta:editing-duration>PT1H33M52S</meta:editing-duration>
    <meta:editing-cycles>2</meta:editing-cycles>
    <meta:generator>LibreOffice/5.3.7.2$Windows_X86_64 LibreOffice_project/6b8ed514a9f8b44d37a1b96673cbbdd077e24059</meta:generator>
    <meta:document-statistic meta:table-count="0" meta:image-count="0" meta:object-count="0" meta:page-count="2" meta:paragraph-count="40" meta:word-count="304" meta:character-count="1656" meta:non-whitespace-character-count="1281"/>
  </office:meta>
</office:document-meta>
</file>